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subtitle">
      <style:graphic-properties draw:fill-color="#ffffff" draw:auto-grow-height="true" fo:min-height="8.482cm" loext:decorative="false"/>
      <style:paragraph-properties style:writing-mode="lr-tb"/>
    </style:style>
    <style:style style:name="pr3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wo_20_columns-title">
      <style:graphic-properties draw:textarea-horizontal-align="center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0.101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Two_20_columns-outline1">
      <style:graphic-properties fo:min-height="9.135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Two_20_columns-outline1">
      <style:graphic-properties draw:textarea-horizontal-align="left" fo:min-height="9.135cm" loext:decorative="false"/>
      <style:paragraph-properties style:writing-mode="lr-tb"/>
    </style:style>
    <style:style style:name="pr12" style:family="presentation" style:parent-style-name="Two_20_columns-outline1">
      <style:graphic-properties draw:textarea-horizontal-align="center" fo:min-height="9.135cm" loext:decorative="false"/>
      <style:paragraph-properties style:writing-mode="lr-tb"/>
    </style:style>
    <style:style style:name="P1" style:family="paragraph">
      <style:text-properties fo:color="#00a933" loext:opacity="100%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text-properties fo:color="#00a933" loext:opacity="100%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fo:color="#158466" loext:opacity="100%" fo:font-weight="bold" style:font-weight-asian="bold" style:font-weight-complex="bold"/>
    </style:style>
    <style:style style:name="P15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16" style:family="paragraph"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fo:color="#ff8000" loext:opacity="100%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a933" loext:opacity="100%"/>
    </style:style>
    <style:style style:name="T2" style:family="text">
      <style:text-properties fo:color="#ff8000" loext:opacity="100%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a933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800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158466" loext:opacity="100%"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8000" loext:opacity="100%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32">
        <office:forms form:automatic-focus="false" form:apply-design-mode="false"/>
        <draw:frame presentation:style-name="pr1" draw:text-style-name="P1" draw:layer="layout" svg:width="25cm" svg:height="1.829cm" svg:x="0.4cm" svg:y="10.8cm" presentation:class="title">
          <draw:text-box>
            <text:p><text:span text:style-name="T1">The 4 </text:span><text:span text:style-name="T1">Number </text:span><text:span text:style-name="T1">Game</text:span></text:p>
          </draw:text-box>
        </draw:frame>
        <draw:frame presentation:style-name="pr2" draw:text-style-name="P2" draw:layer="layout" svg:width="25cm" svg:height="8.482cm" svg:x="0.4cm" svg:y="10.8cm" presentation:class="subtitle" presentation:user-transformed="true">
          <draw:text-box>
            <text:p><text:span text:style-name="T2">Iterations</text:span>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4" draw:layer="layout" svg:width="26.67cm" svg:height="9.134cm" svg:x="0.635cm" svg:y="3.685cm" presentation:class="outline" presentation:user-transformed="true">
          <draw:text-box>
            <text:list text:style-name="L2">
              <text:list-item>
                <text:p xml:id="id1" text:id="id1"><text:span text:style-name="T3">Hook</text:span></text:p>
                <text:p xml:id="id2" text:id="id2" text:style-name="P3"><text:span text:style-name="T4">- What if 4 random numbers always become ZERO… no matter what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6" draw:layer="layout" svg:width="26.5cm" svg:height="1.8cm" svg:x="0.4cm" svg:y="0.2cm" presentation:class="title" presentation:user-transformed="true">
          <draw:text-box>
            <text:p text:style-name="P5"><text:span text:style-name="T5">What is Iteration?</text:span></text:p>
          </draw:text-box>
        </draw:frame>
        <draw:frame presentation:style-name="pr7" draw:text-style-name="P8" draw:layer="layout" svg:width="19.285cm" svg:height="9.134cm" svg:x="5.08cm" svg:y="3.81cm" presentation:class="outline" presentation:user-transformed="true">
          <draw:text-box>
            <text:list text:style-name="L2">
              <text:list-item>
                <text:p xml:id="id3" text:id="id3" text:style-name="P3"><text:span text:style-name="T4">Iteration = repeating a process again and again</text:span></text:p>
              </text:list-item>
              <text:list-item>
                <text:p xml:id="id4" text:id="id4" text:style-name="P3"><text:span text:style-name="T4">Each result becomes the next input</text:span></text:p>
                <text:p text:style-name="P3"><text:span text:style-name="T4"/></text:p>
                <text:p xml:id="id5" text:id="id5" text:style-name="P3"><text:span text:style-name="T6">Example:</text:span></text:p>
                <text:p text:style-name="P3"><text:span text:style-name="T7"/></text:p>
              </text:list-item>
              <text:list-item>
                <text:p xml:id="id6" text:id="id6" text:style-name="P7"><text:span text:style-name="T4">Start: 5 → add 2 → 7 → add 2 → 9 → add 2…</text:span></text:p>
              </text:list-item>
              <text:list-item>
                <text:p xml:id="id7" text:id="id7" text:style-name="P7"><text:span text:style-name="T4">5 + 2 = 7</text:span></text:p>
              </text:list-item>
              <text:list-item>
                <text:p xml:id="id8" text:id="id8" text:style-name="P7"><text:span text:style-name="T4">7+2 = 9 </text:span></text:p>
              </text:list-item>
              <text:list-item>
                <text:p xml:id="id9" text:id="id9" text:style-name="P7"><text:span text:style-name="T4">9+2 = 11 , ...</text:span></text:p>
                <text:p text:style-name="P7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5"><text:span text:style-name="T8">The 4-Number Game Rules</text:span></text:p>
          </draw:text-box>
        </draw:frame>
        <draw:frame presentation:style-name="pr9" draw:text-style-name="P10" draw:layer="layout" svg:width="18.92cm" svg:height="9.134cm" svg:x="6.35cm" svg:y="3.566cm" presentation:class="outline" presentation:user-transformed="true">
          <draw:text-box>
            <text:list text:style-name="L2">
              <text:list-item>
                <text:p xml:id="id10" text:id="id10" text:style-name="P7"><text:span text:style-name="T9">Start with ANY 4 numbers:</text:span></text:p>
              </text:list-item>
              <text:list-item>
                <text:p xml:id="id11" text:id="id11" text:style-name="P7"><text:span text:style-name="T9">(a, b, c, d)</text:span></text:p>
                <text:p text:style-name="P7"><text:span text:style-name="T9"/></text:p>
              </text:list-item>
            </text:list>
            <text:list text:style-name="L3">
              <text:list-item>
                <text:p text:style-name="P7"><text:span text:style-name="T9">Now transform them into:</text:span></text:p>
              </text:list-item>
            </text:list>
            <text:p text:style-name="P7"><text:span text:style-name="T9"><text:s text:c="7"/>(|a - b|, |b - c|, |c - d|, |d – a|)</text:span></text:p>
            <text:p text:style-name="P7"><text:span text:style-name="T9"/></text:p>
            <text:p text:style-name="P7"><text:span text:style-name="T10">Repeat again… and again…</text:span></text:p>
            <text:p text:style-name="P7"><text:span text:style-name="T9"/></text:p>
            <text:list text:style-name="L2">
              <text:list-header>
                <text:p text:style-name="P7"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11"><text:span text:style-name="T11">Example</text:span> </text:p>
          </draw:text-box>
        </draw:frame>
        <draw:frame draw:style-name="gr2" draw:text-style-name="P12" draw:layer="layout" svg:width="11.43cm" svg:height="5.715cm" svg:x="9.525cm" svg:y="3.175cm">
          <draw:text-box>
            <text:p text:style-name="P5"><text:span text:style-name="T10">Start</text:span></text:p>
            <text:p text:style-name="P7"><text:span text:style-name="T10"/></text:p>
            <text:p text:style-name="P7"><text:span text:style-name="T9">(41, 13, 92, 7)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6" draw:text-style-name="P14" draw:layer="layout" svg:width="26.5cm" svg:height="1.8cm" svg:x="0.4cm" svg:y="0.2cm" presentation:class="title" presentation:user-transformed="true">
          <draw:text-box>
            <text:p text:style-name="P13"><text:span text:style-name="T11">First Iteration</text:span></text:p>
          </draw:text-box>
        </draw:frame>
        <draw:frame presentation:style-name="pr11" draw:layer="layout" svg:width="25.27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0">Use the formula:</text:span></text:p>
                <text:p text:style-name="P7"><text:span text:style-name="T9"/></text:p>
              </text:list-header>
              <text:list-item>
                <text:p text:style-name="P7"><text:span text:style-name="T9">(|a - b|, |b - c|, |c - d|, |d – a|)</text:span></text:p>
                <text:p text:style-name="P7"><text:span text:style-name="T9"/></text:p>
              </text:list-item>
              <text:list-item>
                <text:p text:style-name="P5"><text:span text:style-name="T9">(∣41−13∣,∣13−92∣,∣92−7∣,∣7−41∣)</text:span></text:p>
                <text:p text:style-name="P7"><text:span text:style-name="T9"/></text:p>
                <text:p text:style-name="P7"><text:span text:style-name="T10">Result:</text:span></text:p>
              </text:list-item>
              <text:list-item>
                <text:p text:style-name="P7"><text:span text:style-name="T9">(28, 79, 85, 34)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11"><text:span text:style-name="T11">Second Iteration</text:span> </text:p>
          </draw:text-box>
        </draw:frame>
        <draw:frame presentation:style-name="pr11" draw:text-style-name="P10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9">(∣28−79∣,∣79−85∣,∣85−34∣,∣34−28∣)</text:span></text:p>
                <text:p text:style-name="P5"><text:span text:style-name="T9"/></text:p>
                <text:p text:style-name="P7"><text:span text:style-name="T10">Result:</text:span></text:p>
                <text:p text:style-name="P7"><text:span text:style-name="T9">(51, 6, 51, 6)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11"><text:span text:style-name="T11">Third Iteration</text:span> </text:p>
          </draw:text-box>
        </draw:frame>
        <draw:frame presentation:style-name="pr9" draw:text-style-name="P10" draw:layer="layout" svg:width="21.46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9">(|51-6|, |6-51|, |51-6|, |6-51|)</text:span></text:p>
                <text:p text:style-name="P7"><text:span text:style-name="T9"/></text:p>
                <text:p text:style-name="P7"><text:span text:style-name="T10">Result:</text:span></text:p>
              </text:list-item>
              <text:list-item>
                <text:p text:style-name="P7"><text:span text:style-name="T9">(45, 45, 45, 45)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6" draw:text-style-name="P14" draw:layer="layout" svg:width="26.5cm" svg:height="1.8cm" svg:x="0.4cm" svg:y="0.2cm" presentation:class="title" presentation:user-transformed="true">
          <draw:text-box>
            <text:p text:style-name="P11"><text:span text:style-name="T11">Fourth Iteration</text:span></text:p>
          </draw:text-box>
        </draw:frame>
        <draw:frame presentation:style-name="pr11" draw:layer="layout" svg:width="25.209cm" svg:height="9.65cm" svg:x="1.461cm" svg:y="3.685cm" presentation:class="outline" presentation:user-transformed="true">
          <draw:text-box>
            <text:list text:style-name="L2">
              <text:list-item>
                <text:p text:style-name="P5"><text:span text:style-name="T9">(|45-45|, |45-45|, |45-45|, |45-45|)</text:span></text:p>
                <text:p text:style-name="P5"><text:span text:style-name="T9"/></text:p>
                <text:p text:style-name="P7"><text:span text:style-name="T10">Result:</text:span></text:p>
              </text:list-item>
              <text:list-item>
                <text:p text:style-name="P7"><text:span text:style-name="T9">(0, 0, 0, 0)</text:span></text:p>
              </text:list-item>
            </text:list>
            <text:p text:style-name="P5"><text:span text:style-name="T9"/></text:p>
            <text:list text:style-name="L3">
              <text:list-item>
                <text:p text:style-name="P7"><text:span text:style-name="T13">Convergen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6" draw:text-style-name="P15" draw:layer="layout" svg:width="26.5cm" svg:height="1.8cm" svg:x="0.4cm" svg:y="0.2cm" presentation:class="title">
          <draw:text-box>
            <text:p text:style-name="P11"><text:span text:style-name="T11">Convergence Idea</text:span></text:p>
          </draw:text-box>
        </draw:frame>
        <draw:frame draw:style-name="gr3" draw:text-style-name="P12" draw:layer="layout" svg:width="19.05cm" svg:height="7.62cm" svg:x="3.175cm" svg:y="3.81cm">
          <draw:text-box>
            <text:p text:style-name="P7"><text:span text:style-name="T14">We created a sequence:</text:span></text:p>
            <text:p text:style-name="P7"><text:span text:style-name="T14">x₀ = (41,13,92,7)</text:span></text:p>
            <text:p text:style-name="P7"><text:span text:style-name="T14">x₁ = (28,79,85,34)</text:span></text:p>
            <text:p text:style-name="P7"><text:span text:style-name="T14">x₂ = (51,6,51,6)</text:span></text:p>
            <text:p text:style-name="P7"><text:span text:style-name="T14">x₃ = (45,45,45,45)</text:span></text:p>
            <text:p text:style-name="P7"><text:span text:style-name="T14">x₄ = (0,0,0,0)</text:span></text:p>
            <text:p text:style-name="P7"><text:span text:style-name="T14">Key idea:</text:span></text:p>
            <text:p text:style-name="P7"><text:span text:style-name="T15">The sequence converges to (0,0,0,0)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6" draw:text-style-name="P14" draw:layer="layout" svg:width="26.5cm" svg:height="1.8cm" svg:x="0.4cm" svg:y="0.2cm" presentation:class="title" presentation:user-transformed="true">
          <draw:text-box>
            <text:p text:style-name="P11"><text:span text:style-name="T11">Big Idea</text:span></text:p>
          </draw:text-box>
        </draw:frame>
        <draw:frame presentation:style-name="pr9" draw:text-style-name="P16" draw:layer="layout" svg:width="24.635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6">This happens for MANY starting numbers!</text:span></text:p>
              </text:list-header>
              <text:list-item>
                <text:p text:style-name="P7"><text:span text:style-name="T17">Iteration → Pattern → Stability (Zero)</text:span></text:p>
                <text:p text:style-name="P7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draw:frame presentation:style-name="pr6" draw:text-style-name="P15" draw:layer="layout" svg:width="26.5cm" svg:height="1.8cm" svg:x="0.4cm" svg:y="0.2cm" presentation:class="title">
          <draw:text-box>
            <text:p text:style-name="P11"><text:span text:style-name="T11">Challenge </text:span></text:p>
          </draw:text-box>
        </draw:frame>
        <draw:frame presentation:style-name="pr11" draw:text-style-name="P17" draw:layer="layout" svg:width="22.095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6">Try this:</text:span></text:p>
                <text:p text:style-name="P7"><text:span text:style-name="T4">(10, 25, 60, 5)</text:span></text:p>
                <text:p text:style-name="P7"><text:span text:style-name="T4"/></text:p>
              </text:list-header>
              <text:list-item>
                <text:p text:style-name="P7"><text:span text:style-name="T4">Does it also end at ZERO?</text:span></text:p>
              </text:list-item>
              <text:list-item>
                <text:p text:style-name="P7"><text:span text:style-name="T4">Comment your result!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 text:style-name="P11"><text:span text:style-name="T11">End</text:span> </text:p>
          </draw:text-box>
        </draw:frame>
        <draw:frame presentation:style-name="pr12" draw:text-style-name="P18" draw:layer="layout" svg:width="22.73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0">Math in Minutes</text:span></text:p>
                <text:p text:style-name="P5"><text:span text:style-name="T10"/></text:p>
                <text:p text:style-name="P5"><text:span text:style-name="T10">Simple ideas. Deep pattern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2:24:30.766326450</meta:creation-date>
    <dc:description>This work is licensed under a Creative Commons 0 License.
It makes use of the works of Mateus Machado Luna.</dc:description>
    <meta:generator>LibreOffice/25.8.5.2$Linux_X86_64 LibreOffice_project/580$Build-2</meta:generator>
    <dc:title>Portfolio</dc:title>
    <meta:editing-duration>PT2H51M19S</meta:editing-duration>
    <meta:editing-cycles>25</meta:editing-cycles>
    <dc:date>2026-03-27T16:54:16.832786540</dc:date>
    <meta:document-statistic meta:object-count="108"/>
  </office:meta>
</office:document-meta>
</file>